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2a62" officeooo:paragraph-rsid="00092a62"/>
    </style:style>
    <style:style style:name="P2" style:family="paragraph" style:parent-style-name="Standard">
      <style:paragraph-properties fo:text-align="center" style:justify-single-word="false"/>
      <style:text-properties officeooo:rsid="00092a62" officeooo:paragraph-rsid="00092a62"/>
    </style:style>
    <style:style style:name="P3" style:family="paragraph" style:parent-style-name="Standard">
      <style:text-properties officeooo:rsid="00092a62" officeooo:paragraph-rsid="000b8b49"/>
    </style:style>
    <style:style style:name="P4" style:family="paragraph" style:parent-style-name="Standard">
      <style:text-properties officeooo:rsid="00092a62" officeooo:paragraph-rsid="000c0327"/>
    </style:style>
    <style:style style:name="P5" style:family="paragraph" style:parent-style-name="Standard">
      <style:text-properties officeooo:rsid="00092a62" officeooo:paragraph-rsid="000efab3"/>
    </style:style>
    <style:style style:name="P6" style:family="paragraph" style:parent-style-name="Standard">
      <style:text-properties officeooo:rsid="000efab3" officeooo:paragraph-rsid="000efab3"/>
    </style:style>
    <style:style style:name="P7" style:family="paragraph" style:parent-style-name="Standard">
      <style:text-properties officeooo:rsid="000efe01" officeooo:paragraph-rsid="000c0327"/>
    </style:style>
    <style:style style:name="P8" style:family="paragraph" style:parent-style-name="Standard">
      <style:text-properties officeooo:rsid="000efe01" officeooo:paragraph-rsid="000efe01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officeooo:rsid="000af17b"/>
    </style:style>
    <style:style style:name="T2" style:family="text">
      <style:text-properties officeooo:rsid="000d1acc"/>
    </style:style>
    <style:style style:name="T3" style:family="text">
      <style:text-properties officeooo:rsid="000efab3"/>
    </style:style>
    <style:style style:name="T4" style:family="text">
      <style:text-properties officeooo:rsid="000efe01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t Theory <text:span text:style-name="T3">vs</text:span> Boolean <text:span text:style-name="T3">Functions</text:span></text:p>
      <text:p text:style-name="P2">by Sven Nilsen, 2019</text:p>
      <text:p text:style-name="P1"/>
      <text:p text:style-name="P1"/>
      <text:p text:style-name="P6">Using Higher Order Operator Overloading<text:span text:style-name="T6"><text:reference-ref text:reference-format="text" text:ref-name="1">[1]</text:reference-ref></text:span> (HOOO), one can compare operations in Set Theory<text:span text:style-name="T6"><text:reference-ref text:reference-format="text" text:ref-name="2">[2]</text:reference-ref></text:span> with their equivalent operations <text:span text:style-name="T4">using</text:span> Boolean Functions<text:span text:style-name="T6"><text:reference-ref text:reference-format="text" text:ref-name="3">[3]</text:reference-ref></text:span>:</text:p>
      <text:p text:style-name="P1"/>
      <text:p text:style-name="P1"/>
      <text:p text:style-name="P1"><text:tab/><text:tab/><text:tab/><text:tab/>Set Theory<text:tab/><text:tab/>HOOO</text:p>
      <text:p text:style-name="P1"/>
      <text:p text:style-name="P1"><text:tab/><text:span text:style-name="T2">Set membership<text:tab/>a ∋ b<text:tab/><text:tab/><text:tab/>b(a)</text:span></text:p>
      <text:p text:style-name="P1"/>
      <text:p text:style-name="P1"><text:tab/>Union<text:tab/><text:tab/><text:tab/>a ∪ b<text:tab/><text:tab/><text:tab/>a ∨ b</text:p>
      <text:p text:style-name="P1"/>
      <text:p text:style-name="P1"><text:tab/>Intersect<text:tab/><text:tab/>a ∩ b<text:tab/><text:tab/><text:tab/>a ∧ b</text:p>
      <text:p text:style-name="P1"/>
      <text:p text:style-name="P1"><text:tab/>Exclude<text:tab/><text:tab/>a <text:span text:style-name="T1">\ b<text:tab/><text:tab/><text:tab/>a ∧ ¬b</text:span></text:p>
      <text:p text:style-name="P1"/>
      <text:p text:style-name="P3"><text:tab/><text:span text:style-name="T1">Subset<text:tab/><text:tab/><text:tab/>a ⊆ b<text:tab/><text:tab/><text:tab/>∀ x { (a =&gt; b)(x) }</text:span></text:p>
      <text:p text:style-name="P3"/>
      <text:p text:style-name="P4"><text:tab/><text:span text:style-name="T1">Strict subset<text:tab/><text:tab/>a ⊂ b<text:tab/><text:tab/><text:tab/>∀ x { (a =&gt; b)(x) } ∧ ¬∀ x { (b =&gt; a)(x) }</text:span></text:p>
      <text:p text:style-name="P3"/>
      <text:p text:style-name="P3"/>
      <text:p text:style-name="P8">Notation:</text:p>
      <text:p text:style-name="P3"/>
      <text:p text:style-name="P5"><text:tab/><text:span text:style-name="T3">`</text:span>∨<text:span text:style-name="T3">`<text:tab/><text:tab/>Logical gate OR</text:span></text:p>
      <text:p text:style-name="P5"><text:tab/><text:span text:style-name="T3">`</text:span>∧<text:span text:style-name="T3">`<text:tab/><text:tab/>Logical gate AND</text:span></text:p>
      <text:p text:style-name="P5"><text:tab/><text:span text:style-name="T3">`¬`<text:tab/><text:tab/>Logical gate NOT</text:span></text:p>
      <text:p text:style-name="P5"><text:tab/><text:span text:style-name="T3">`=&gt;`<text:tab/><text:tab/>Logical gate IMPLY (material implication)</text:span></text:p>
      <text:p text:style-name="P5"><text:tab/><text:span text:style-name="T3">`∀`<text:tab/><text:tab/>For-all loop</text:span></text:p>
      <text:p text:style-name="P3"/>
      <text:p text:style-name="P3"/>
      <text:p text:style-name="P6">From this overview, it is easy to see that “subset” and “strict subset” are computationally expensive.</text:p>
      <text:p text:style-name="P3"/>
      <text:p text:style-name="P3"/>
      <text:p text:style-name="P6">The strict subset property can be proven from another definition:</text:p>
      <text:p text:style-name="P3"/>
      <text:p text:style-name="P3"><text:tab/><text:span text:style-name="T1">∀ x { (a =&gt; b)(x) } ∧ ∃ x { (b ∧ ¬a)(x) }</text:span></text:p>
      <text:p text:style-name="P3"><text:tab/><text:span text:style-name="T1">∀ x { (a =&gt; b)(x) } ∧ ¬∀ x { ¬(b ∧ ¬a)(x) }</text:span></text:p>
      <text:p text:style-name="P4"><text:tab/><text:span text:style-name="T1">∀ x { (a =&gt; b)(x) } ∧ ¬∀ x { (¬b </text:span>∨<text:span text:style-name="T1"> a)(x) }</text:span></text:p>
      <text:p text:style-name="P4"><text:tab/><text:span text:style-name="T1">∀ x { (a =&gt; b)(x) } ∧ ¬∀ x { (b =&gt; a)(x) }</text:span></text:p>
      <text:p text:style-name="P4"/>
      <text:h text:style-name="P9" text:outline-level="3">References:</text:h>
      <text:p text:style-name="P7"/>
      <text:p text:style-name="P7"><text:reference-mark-start text:name="1"/>[1]<text:reference-mark-end text:name="1"/><text:tab/>“Higher Order Operator Overloading”</text:p>
      <text:p text:style-name="P7"><text:tab/>Sven Nilsen, 2018</text:p>
      <text:p text:style-name="P8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5">https://github.com/advancedresearch/path_semantics/blob/master/papers-wip/higher-order-operator-overloading.pdf</text:span></text:a></text:p>
      <text:p text:style-name="P8"/>
      <text:p text:style-name="P8"><text:reference-mark-start text:name="2"/>[2]<text:reference-mark-end text:name="2"/><text:tab/>“Set theory”</text:p>
      <text:p text:style-name="P8"><text:tab/>Wikipedia</text:p>
      <text:p text:style-name="P8"><text:tab/><text:a xlink:type="simple" xlink:href="https://en.wikipedia.org/wiki/Set_theory" text:style-name="Internet_20_link" text:visited-style-name="Visited_20_Internet_20_Link"><text:span text:style-name="T5">https://en.wikipedia.org/wiki/Set_theory</text:span></text:a></text:p>
      <text:p text:style-name="P8"/>
      <text:p text:style-name="P8"><text:reference-mark-start text:name="3"/>[3]<text:reference-mark-end text:name="3"/><text:tab/>“Boolean function”</text:p>
      <text:p text:style-name="P8"><text:tab/>Wikipedia</text:p>
      <text:p text:style-name="P8"><text:tab/><text:a xlink:type="simple" xlink:href="https://en.wikipedia.org/wiki/Boolean_function" text:style-name="Internet_20_link" text:visited-style-name="Visited_20_Internet_20_Link"><text:span text:style-name="T5">https://en.wikipedia.org/wiki/Boolean_function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3:02:01.780557000</meta:creation-date>
    <dc:date>2019-08-24T15:23:25.648978000</dc:date>
    <meta:editing-duration>P3DT11H23M9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2" meta:word-count="218" meta:character-count="1233" meta:non-whitespace-character-count="997"/>
  </office:meta>
</office:document-meta>
</file>